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AlMateen" fo:font-size="18pt" style:font-size-asian="18pt" style:font-size-complex="18pt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5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37" style:family="paragraph" style:parent-style-name="Standard" style:list-style-name="L3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0" style:family="paragraph" style:parent-style-name="Standard" style:list-style-name="L8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4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5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6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8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style:font-size-asian="10.5pt" style:font-size-complex="12pt"/>
    </style:style>
    <style:style style:name="T9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0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Sans L" fo:font-style="italic" style:font-style-asian="italic" style:font-style-complex="italic"/>
    </style:style>
    <style:style style:name="T13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Nimbus Sans L" fo:font-style="italic" fo:font-weight="normal" style:font-size-asian="10.5pt" style:font-style-asian="italic" style:font-weight-asian="normal" style:font-style-complex="italic" style:font-weight-complex="normal"/>
    </style:style>
    <style:style style:name="T15" style:family="text">
      <style:text-properties style:font-name="Nimbus Sans L" fo:font-weight="normal" style:font-size-asian="10.5pt" style:font-weight-asian="normal" style:font-weight-complex="normal"/>
    </style:style>
    <style:style style:name="T16" style:family="text">
      <style:text-properties style:font-name="Nimbus Sans L"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Courier 10 Pitch"/>
    </style:style>
    <style:style style:name="T19" style:family="text">
      <style:text-properties style:font-name="Courier 10 Pitch" fo:font-size="10pt" style:font-size-asian="10pt" style:font-size-complex="10pt"/>
    </style:style>
    <style:style style:name="T20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21" style:family="text">
      <style:text-properties style:font-name="AlMateen" fo:font-weight="bold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3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xml:id="list270450209" text:style-name="L1">
        <text:list-item>
          <text:list>
            <text:list-item>
              <text:p text:style-name="P28">Linguagem de programação C++.</text:p>
            </text:list-item>
            <text:list-item>
              <text:p text:style-name="P29">CORBA</text:p>
            </text:list-item>
            <text:list-item>
              <text:p text:style-name="P28">Conceitos básicos do <text:span text:style-name="T1">Openbus</text:span>.</text:p>
            </text:list-item>
          </text:list>
        </text:list-item>
      </text:list>
      <text:p text:style-name="P14"/>
      <text:list xml:id="list2089079180" text:style-name="L2">
        <text:list-header>
          <text:p text:style-name="P34">1. Preparando o ambiente</text:p>
          <text:p text:style-name="P34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xml:id="list2049016224" text:style-name="L3">
        <text:list-item>
          <text:list>
            <text:list-item>
              <text:p text:style-name="P37"><text:span text:style-name="T3">Adicionar o plugin(</text:span><text:span text:style-name="Source_20_Text"><text:span text:style-name="T7">portable_interceptor</text:span></text:span><text:span text:style-name="Source_20_Text"><text:span text:style-name="T3">)</text:span></text:span><text:span text:style-name="T3"> responsável pela interceptação na lista </text:span><text:span text:style-name="T7">orb_plugins</text:span><text:span text:style-name="T3">.</text:span></text:p>
              <text:p text:style-name="P31">Ex.:</text:p>
              <text:p text:style-name="P39">orb_plugins = ["local_log_stream", "iiop_profile", "giop", "iiop", </text:p>
              <text:p text:style-name="P31"><text:span text:style-name="T19">"portable_interceptor"];</text:span> </text:p>
              <text:p text:style-name="P31"/>
            </text:list-item>
            <text:list-item>
              <text:p text:style-name="P31">O nome do interceptador cliente(<text:span text:style-name="T17">AccessControl</text:span>) <text:s/>deve constar na lista <text:span text:style-name="T17">client_binding_list</text:span>.</text:p>
              <text:p text:style-name="P31">Ex.: </text:p>
              <text:p text:style-name="P39">binding:client_binding_list = ["AccessControl+OTS+POA_Coloc", </text:p>
              <text:p text:style-name="P39">"AccessControl+POA_Coloc", "OTS+POA_Coloc", "POA_Coloc", "AccessControl </text:p>
              <text:p text:style-name="P39">+OTS+GIOP+IIOP", "AccessControl+GIOP+IIOP", "OTS+GIOP+IIOP", "GIOP </text:p>
              <text:p text:style-name="P39">+IIOP"];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5"><text:soft-page-break/></text:p>
      <text:list xml:id="list1332053529" text:continue-list="list2049016224" text:style-name="L3">
        <text:list-item text:start-value="1">
          <text:list>
            <text:list-item text:start-value="1">
              <text:p text:style-name="P31">O nome do interceptador servidor(<text:span text:style-name="T17">AccessControl</text:span>) deve constar na lista <text:span text:style-name="T17">server_binding_list</text:span>.</text:p>
              <text:p text:style-name="P31">Ex.: </text:p>
              <text:p text:style-name="P39">binding:server_binding_list = ["OTS+AccessControl", </text:p>
              <text:p text:style-name="P39">"AccessControl", "OTS", ""];</text:p>
            </text:list-item>
          </text:list>
        </text:list-item>
      </text:list>
      <text:p text:style-name="P3"/>
      <text:list xml:id="list560170310" text:style-name="L4">
        <text:list-header>
          <text:p text:style-name="P35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xml:id="list332422336" text:style-name="L5">
        <text:list-item>
          <text:p text:style-name="P44">Entrar no diretório <text:span text:style-name="T19">$OPENBUS_HOME/demo/hello/orbix63.</text:span></text:p>
        </text:list-item>
        <text:list-item>
          <text:p text:style-name="P44">Editar o arquivo <text:span text:style-name="T19">$OPENBUS_HOME/demo/hello/orbix63/democonfig</text:span> e configurar a localização do barramento.</text:p>
        </text:list-item>
        <text:list-item>
          <text:p text:style-name="P44">Executar o processo servidor: <text:span text:style-name="T19">./runserver</text:span></text:p>
          <text:p text:style-name="P44">A mensagem “<text:span text:style-name="T19">Serviço HELLO registrado no OpenBus...</text:span>” deve ser retornada.</text:p>
        </text:list-item>
        <text:list-item>
          <text:p text:style-name="P44">Executar o processo cliente: <text:span text:style-name="T19">./runclient</text:span></text:p>
          <text:p text:style-name="P44"><text:span text:style-name="T2">Após a execução do cliente, no terminal do processo servidor a seguinte mensagem deve ser retornada:</text:span><text:span text:style-name="T19"> “Servant diz: HELLO!”</text:span></text:p>
        </text:list-item>
      </text:list>
      <text:p text:style-name="P3"/>
      <text:p text:style-name="P3"><text:tab/><text:span text:style-name="T21">2. Desenvolvimento</text:span></text:p>
      <text:p text:style-name="P11"/>
      <text:p text:style-name="P10"><text:tab/>2.1. API</text:p>
      <text:p text:style-name="P3"/>
      <text:p text:style-name="P3"><text:tab/>A <text:span text:style-name="T22">API</text:span> é composta pelos módulos <text:span text:style-name="T1">openbus.h</text:span> e <text:span text:style-name="T1">RegistryService.h</text:span>.</text:p>
      <text:p text:style-name="P3"><text:tab/><text:tab/></text:p>
      <text:p text:style-name="P16"><text:tab/>Openbus::Openbus(</text:p>
      <text:p text:style-name="P16"><text:tab/> <text:s/>int argc,</text:p>
      <text:p text:style-name="P16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8"><text:tab/>A instanciação da classe Openbus deve ocorrer antes da chamada orb_init().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6"><text:tab/>Openbus::Openbus(</text:p>
      <text:p text:style-name="P16"><text:tab/> <text:s/>int argc,</text:p>
      <text:p text:style-name="P16"><text:tab/> <text:s/>char** argv,</text:p>
      <text:p text:style-name="P16"><text:tab/> <text:s/>char* host,</text:p>
      <text:p text:style-name="P16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8"><text:tab/>A instanciação da classe Openbus deve ocorrer antes da chamada orb_init().</text:p>
      <text:p text:style-name="P3"/>
      <text:p text:style-name="P16"><text:tab/>void Openbus::init()</text:p>
      <text:p text:style-name="P3"/>
      <text:p text:style-name="P18">Inicializa uma referência a um barramento.</text:p>
      <text:p text:style-name="P18">Um <text:span text:style-name="T1">ORB</text:span> e <text:span text:style-name="T1">POA</text:span> são criados implicitamente.</text:p>
      <text:p text:style-name="P25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18"/>
      <text:p text:style-name="P9"><text:tab/><text:span text:style-name="T18">void Openbus::init(</text:span></text:p>
      <text:p text:style-name="P16"><text:s text:c="8"/>CORBA::ORB_ptr _orb,</text:p>
      <text:p text:style-name="P16"><text:s text:c="8"/>PortableServer::POA* _poa)</text:p>
      <text:p text:style-name="P3"/>
      <text:p text:style-name="P18">Inicializa uma referência a um barramento.</text:p>
      <text:p text:style-name="P18">Um <text:span text:style-name="T1">ORB</text:span> e <text:span text:style-name="T1">POA</text:span> são passados explicitamente pelo usuário.</text:p>
      <text:p text:style-name="P18">Os argumentos <text:span text:style-name="T1">Openbus</text:span> de linha de comando (<text:span text:style-name="T1">argc</text:span> e <text:span text:style-name="T1">argv</text:span>) são tratados.</text:p>
      <text:p text:style-name="P19"/>
      <text:p text:style-name="P3"><text:tab/><text:span text:style-name="T20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20">CORBA::ORB* Openbus::getORB()</text:span></text:p>
      <text:p text:style-name="P16"><text:tab/></text:p>
      <text:p text:style-name="P3"><text:span text:style-name="T20"><text:tab/></text:span><text:span text:style-name="T15">Retorna o </text:span><text:span text:style-name="T14">ORB</text:span><text:span text:style-name="T15"> utilizado.</text:span></text:p>
      <text:p text:style-name="P3"/>
      <text:p text:style-name="P3"><text:tab/><text:span text:style-name="T20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20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20">Credential* Openbus::getCredential()</text:span></text:p>
      <text:p text:style-name="P15"/>
      <text:p text:style-name="P3"><text:tab/>Retorna a credencial de identificação do usuário frente ao barramento.</text:p>
      <text:p text:style-name="P3"><text:soft-page-break/></text:p>
      <text:p text:style-name="P3"><text:tab/><text:span text:style-name="T20">Lease Openbus::getLease()</text:span></text:p>
      <text:p text:style-name="P3"/>
      <text:p text:style-name="P3"><text:tab/>Retorna o intervalo de tempo que determina quando a credencial expira.</text:p>
      <text:p text:style-name="P3"/>
      <text:p text:style-name="P16"><text:tab/>services::RegistryService* Openbus::connect(</text:p>
      <text:p text:style-name="P16"><text:s text:c="8"/>const char* user,</text:p>
      <text:p text:style-name="P16"><text:s text:c="8"/>const char* password)</text:p>
      <text:p text:style-name="P16"><text:s text:c="8"/>throw (COMMUNICATION_FAILURE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7">LOGIN_FAILURE</text:span>: O par nome de usuário e senha não foram validados.</text:p>
      <text:p text:style-name="P18"><text:tab/><text:span text:style-name="T17">COMMUNICATION_FAILURE</text:span>: Alguma falha de comunicação com o <text:tab/>barramento ocorreu. Possíveis causas:</text:p>
      <text:p text:style-name="P18"><text:tab/></text:p>
      <text:list xml:id="list767111674" text:style-name="L6">
        <text:list-item>
          <text:p text:style-name="P45">Os valores que definem a localização do barramento(<text:span text:style-name="T1">host</text:span> e porta) estão incorretos.</text:p>
        </text:list-item>
        <text:list-item>
          <text:p text:style-name="P45">O mecanismo de interceptação não está sendo ativado. (rever o ítem 1)</text:p>
        </text:list-item>
      </text:list>
      <text:p text:style-name="P25"/>
      <text:p text:style-name="P16"><text:tab/>services::RegistryService* Openbus::connect(</text:p>
      <text:p text:style-name="P16"><text:s text:c="8"/>const char* entity,</text:p>
      <text:p text:style-name="P16"><text:s text:c="8"/>const char* privateKeyFilename,</text:p>
      <text:p text:style-name="P16"><text:s text:c="8"/>const char* ACSCertificateFilename)</text:p>
      <text:p text:style-name="P16"><text:s text:c="8"/>throw (COMMUNICATION_FAILURE, LOGIN_FAILURE, SECURITY_EXCEPTION)</text:p>
      <text:p text:style-name="P16"/>
      <text:p text:style-name="P18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8"><text:tab/><text:span text:style-name="T17">LOGIN_FAILURE</text:span>: O par nome de usuário e senha não foram validados.</text:p>
      <text:p text:style-name="P18"><text:tab/><text:span text:style-name="T17">COMMUNICATION_FAILURE</text:span>: Alguma falha de comunicação com o <text:tab/>barramento ocorreu. Possíveis causas:</text:p>
      <text:p text:style-name="P18"><text:tab/></text:p>
      <text:list xml:id="list1857980976" text:continue-numbering="true" text:style-name="L6">
        <text:list-item>
          <text:p text:style-name="P45">Os valores que definem a localização do barramento(<text:span text:style-name="T1">host</text:span> e porta) estão incorretos.</text:p>
        </text:list-item>
        <text:list-item>
          <text:p text:style-name="P45">O mecanismo de interceptação não está sendo ativado. (rever o ítem 1)</text:p>
        </text:list-item>
      </text:list>
      <text:p text:style-name="P25"/>
      <text:p text:style-name="P25"><text:tab/><text:tab/><text:span text:style-name="T17">SECURITY_EXCEPTION:</text:span> Falha na manipulação da chave privada da entidade <text:s text:c="5"/><text:tab/><text:tab/>ou do certificado do ACS.</text:p>
      <text:list xml:id="list109452658" text:continue-numbering="true" text:style-name="L6">
        <text:list-header>
          <text:p text:style-name="P48"/>
        </text:list-header>
      </text:list>
      <text:p text:style-name="P16"><text:tab/>bool Openbus::disconnect()</text:p>
      <text:p text:style-name="P16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4"><text:soft-page-break/></text:p>
      <text:p text:style-name="P16"><text:tab/>void Openbus::run()</text:p>
      <text:p text:style-name="P16"/>
      <text:p text:style-name="P17"><text:tab/><text:span text:style-name="T5">Loop</text:span><text:span text:style-name="T8"> que processa requisições remotas. Execução do </text:span><text:span text:style-name="T5">orb-&gt;run()</text:span><text:span text:style-name="T8">.</text:span></text:p>
      <text:p text:style-name="P6"/>
      <text:p text:style-name="P6"><text:tab/><text:span text:style-name="T20">static void Openbus::terminationHandlerCallback(long signalType)</text:span></text:p>
      <text:p text:style-name="P16"/>
      <text:p text:style-name="P6"><text:span text:style-name="T20"><text:tab/></text:span><text:span text:style-name="T2">“</text:span><text:span text:style-name="T12">Termination Handler</text:span><text:span text:style-name="T2">” disponível para a classe </text:span><text:span text:style-name="T12">IT_TerminationHandler</text:span><text:span text:style-name="T2">().</text:span></text:p>
      <text:p text:style-name="P6"><text:tab/>Este método desfaz a conexão para cada instância de barramento.</text:p>
      <text:p text:style-name="P6"><text:span text:style-name="T2"><text:tab/>Vide </text:span><text:span text:style-name="T16">server.cpp</text:span><text:span text:style-name="T2"> do demo </text:span><text:span text:style-name="T12">Hello</text:span><text:span text:style-name="T2">.</text:span></text:p>
      <text:p text:style-name="P6"/>
      <text:p text:style-name="P16"><text:tab/>void services::RegistryService::Register(</text:p>
      <text:p text:style-name="P16"><text:tab/> <text:s/>ServiceOffer serviceOffer, </text:p>
      <text:p text:style-name="P16"><text:s text:c="8"/>char* registryId)</text:p>
      <text:p text:style-name="P16"/>
      <text:p text:style-name="P12"><text:span text:style-name="T2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2">registryId.</text:span></text:p>
      <text:p text:style-name="P5"/>
      <text:p text:style-name="P21"><text:s text:c="6"/><text:tab/>void services::RegistryService::unregister(char* registryId)</text:p>
      <text:p text:style-name="P21"/>
      <text:p text:style-name="P27"><text:span text:style-name="T3"><text:tab/></text:span><text:span text:style-name="T11">Remove uma oferta de serviço do barramento. Se a remoção ocorrer com sucesso, <text:tab/>o valor </text:span><text:span text:style-name="T6">true</text:span><text:span text:style-name="T11"> é retornado, caso contrário </text:span><text:span text:style-name="T6">false</text:span><text:span text:style-name="T10"> é retornado</text:span><text:span text:style-name="T11">.</text:span></text:p>
      <text:p text:style-name="P23"><text:tab/></text:p>
      <text:p text:style-name="P21"><text:tab/><text:tab/>ServiceOfferList* services::RegistryService::find(</text:p>
      <text:p text:style-name="P23"><text:s text:c="8"/>PropertyList criteria);</text:p>
      <text:p text:style-name="P26"/>
      <text:p text:style-name="P24"><text:tab/><text:span text:style-name="T3">Busca um ou mais serviços no barramento que atendam aos critérios descritos no <text:tab/>parâmetro </text:span><text:span text:style-name="T4">criteria,</text:span><text:span text:style-name="T9"> que é uma lista de propriedades descrita através de </text:span><text:span text:style-name="T4">strings</text:span><text:span text:style-name="T9"> no <text:tab/>formato <text:s/>chave = valores.</text:span></text:p>
      <text:p text:style-name="P21"/>
      <text:p text:style-name="P5"/>
      <text:p text:style-name="P10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3"/>
      <text:p text:style-name="P3"/>
      <text:p text:style-name="P3"/>
      <text:p text:style-name="P3"/>
      <text:p text:style-name="P10"><text:soft-page-break/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19">openbus::Openbus* bus = new openbus::Openbus(argc, argv);</text:span></text:p>
      <text:list xml:id="list1804565024" text:style-name="L7">
        <text:list-header>
          <text:p text:style-name="P32"/>
          <text:list>
            <text:list-item>
              <text:list>
                <text:list-header>
                  <text:p text:style-name="P46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19">bus-&gt;init();</text:span></text:p>
      <text:p text:style-name="P3"/>
      <text:p text:style-name="P22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5"><text:tab/><text:tab/>services::RegistryService* registryService =</text:p>
      <text:p text:style-name="P15"><text:tab/><text:tab/><text:tab/>bus-&gt;connect(USER, PASSWORD);</text:p>
      <text:p text:style-name="P3"/>
      <text:p text:style-name="P3"/>
      <text:p text:style-name="P3"/>
      <text:p text:style-name="P3"/>
      <text:p text:style-name="P10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20">typedef sequence&lt;string&gt; PropertyValue;</text:p>
      <text:p text:style-name="P20">struct Property {</text:p>
      <text:p text:style-name="P20"><text:s text:c="4"/>string name;</text:p>
      <text:p text:style-name="P20"><text:s text:c="4"/>PropertyValue value;</text:p>
      <text:p text:style-name="P20">};</text:p>
      <text:p text:style-name="P18"/>
      <text:p text:style-name="P20">typedef sequence&lt;Property&gt; PropertyList;</text:p>
      <text:p text:style-name="P20"/>
      <text:p text:style-name="P20">struct <text:span text:style-name="T17">ServiceOffer</text:span> {</text:p>
      <text:p text:style-name="P20"><text:s text:c="4"/>PropertyList properties;</text:p>
      <text:p text:style-name="P20"><text:s text:c="4"/>scs::core::IComponent member;</text:p>
      <text:p text:style-name="P20">};</text:p>
      <text:p text:style-name="P18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soft-page-break/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15">/* Fábrica de componentes */</text:p>
      <text:p text:style-name="P15"><text:s text:c="2"/>scs::core::ComponentBuilder* componentBuilder = bus-&gt;getComponentBuilder();</text:p>
      <text:p text:style-name="P15"/>
      <text:p text:style-name="P15">/* Definição do componente. */</text:p>
      <text:p text:style-name="P15"><text:s text:c="2"/>scs::core::ComponentId componentId;</text:p>
      <text:p text:style-name="P15"><text:s text:c="2"/>componentId.name = "HelloComponent";</text:p>
      <text:p text:style-name="P15"><text:s text:c="2"/>componentId.major_version = '1';</text:p>
      <text:p text:style-name="P15"><text:s text:c="2"/>componentId.minor_version = '0';</text:p>
      <text:p text:style-name="P15"><text:s text:c="2"/>componentId.patch_version = '0';</text:p>
      <text:p text:style-name="P15"><text:s text:c="2"/>componentId.platform_spec = "none";</text:p>
      <text:p text:style-name="P15"/>
      <text:p text:style-name="P15">/* Descrição das facetas. */</text:p>
      <text:p text:style-name="P15"><text:s text:c="2"/>std::list&lt;scs::core::ExtendedFacetDescription&gt; extFacets;</text:p>
      <text:p text:style-name="P15"><text:s text:c="2"/>scs::core::ExtendedFacetDescription helloDesc;</text:p>
      <text:p text:style-name="P15"><text:s text:c="2"/>helloDesc.name = "IHello";</text:p>
      <text:p text:style-name="P15"><text:s text:c="2"/>helloDesc.interface_name = "IDL:Hello:1.0";</text:p>
      <text:p text:style-name="P15"><text:s text:c="2"/>helloDesc.instantiator = HelloImpl::instantiate;</text:p>
      <text:p text:style-name="P15"><text:s text:c="2"/>extFacets.push_back(helloDesc);</text:p>
      <text:p text:style-name="P15"><text:s text:c="2"/>scs::core::ComponentContext* componentContext = </text:p>
      <text:p text:style-name="P15"><text:s text:c="4"/>componentBuilder-&gt;newFullComponent(extFacets, componentId);</text:p>
      <text:p text:style-name="P15"/>
      <text:p text:style-name="P3"/>
      <text:p text:style-name="P3"/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.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2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5"><text:s text:c="2"/>openbusidl::rs::PropertyList_var p = new openbusidl::rs::PropertyList(1);</text:p>
      <text:p text:style-name="P15"><text:s text:c="2"/>p-&gt;length(1);</text:p>
      <text:p text:style-name="P15"><text:s text:c="2"/>openbusidl::rs::Property_var property = new openbusidl::rs::Property;</text:p>
      <text:p text:style-name="P15"><text:s text:c="2"/>property-&gt;name = "facet";</text:p>
      <text:p text:style-name="P15"><text:s text:c="2"/>openbusidl::rs::PropertyValue_var propertyValue = </text:p>
      <text:p text:style-name="P15"><text:s text:c="4"/>new openbusidl::rs::PropertyValue(1);</text:p>
      <text:p text:style-name="P15"><text:s text:c="2"/>propertyValue-&gt;length(1);</text:p>
      <text:p text:style-name="P15"><text:s text:c="2"/>propertyValue[0] = "IHello";</text:p>
      <text:p text:style-name="P15"><text:s text:c="2"/>property-&gt;value = propertyValue;</text:p>
      <text:p text:style-name="P15"><text:s text:c="2"/>p[0] = property;</text:p>
      <text:p text:style-name="P15"/>
      <text:p text:style-name="P15"/>
      <text:p text:style-name="P15"/>
      <text:p text:style-name="P15"/>
      <text:p text:style-name="P3"><text:soft-page-break/><text:tab/>Agora, se a classe de auxílio for utilizada, reduzimos este código para:</text:p>
      <text:p text:style-name="P15"/>
      <text:p text:style-name="P15"><text:s text:c="2"/>openbus::services::PropertyListHelper* PropertyListHelper =</text:p>
      <text:p text:style-name="P15"><text:s text:c="4"/>new openbus::services::PropertyListHelper();</text:p>
      <text:p text:style-name="P15"><text:s text:c="2"/>PropertyListHelper-&gt;add("facet", "Ihello");</text:p>
      <text:p text:style-name="P15"/>
      <text:p text:style-name="P3"><text:tab/>Após a definição das propriedades, deve-se criar uma oferta de serviço que armazene as propriedades e o serviço em si:</text:p>
      <text:p text:style-name="P15"><text:tab/></text:p>
      <text:p text:style-name="P15"><text:s text:c="2"/>openbusidl::rs::ServiceOffer serviceOffer;</text:p>
      <text:p text:style-name="P15"><text:s text:c="2"/>serviceOffer.properties = PropertyListHelper-&gt;getPropertyList();</text:p>
      <text:p text:style-name="P15"><text:s text:c="2"/>serviceOffer.member = Icomponent-&gt;_this();</text:p>
      <text:p text:style-name="P15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9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9">bus-&gt;run();</text:span></text:p>
      <text:p text:style-name="P3"/>
      <text:p text:style-name="P11"><text:tab/></text:p>
      <text:p text:style-name="P10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3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><text:tab/>Busca do serviço:</text:p>
      <text:p text:style-name="P3"/>
      <text:p text:style-name="P15"><text:s text:c="2"/>openbus::services::PropertyListHelper* propertiesHelper =</text:p>
      <text:p text:style-name="P15"><text:s text:c="4"/>new openbus::services::PropertyListHelper();</text:p>
      <text:p text:style-name="P15"><text:s text:c="2"/>propertiesHelper-&gt;add("facet", "Ihello");</text:p>
      <text:p text:style-name="P15"/>
      <text:p text:style-name="P15"><text:s text:c="2"/>openbus::services::ServiceOfferList_var serviceOfferList =</text:p>
      <text:p text:style-name="P15"><text:s text:c="4"/>registryService-&gt;find(propertiesHelper-&gt;getPropertyList());</text:p>
      <text:p text:style-name="P15"/>
      <text:p text:style-name="P15"/>
      <text:p text:style-name="P15"><text:soft-page-break/></text:p>
      <text:p text:style-name="P15"><text:s text:c="2"/>CORBA::ULong idx = 0;</text:p>
      <text:p text:style-name="P15"><text:s text:c="2"/>openbus::services::ServiceOffer so = serviceOfferList[idx];</text:p>
      <text:p text:style-name="P15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5"><text:tab/>scs::core::IComponent* component = serviceOffer.member;</text:p>
      <text:p text:style-name="P15"><text:tab/>CORBA::Object* obj = component-&gt;getFacet("IDL:Hello:1.0");</text:p>
      <text:p text:style-name="P3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3"><text:tab/> <text:span text:style-name="T19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/>
      <text:p text:style-name="P11"><text:soft-page-break/><text:tab/><text:span text:style-name="T17">2.2.4. Código servidor</text:span></text:p>
      <text:p text:style-name="P3"/>
      <text:p text:style-name="P15">/*</text:p>
      <text:p text:style-name="P15">** OpenBus Demo - Orbix 6.3</text:p>
      <text:p text:style-name="P15">** server.cpp</text:p>
      <text:p text:style-name="P15">*/</text:p>
      <text:p text:style-name="P15"/>
      <text:p text:style-name="P15">#include &lt;fstream&gt;</text:p>
      <text:p text:style-name="P15">#include &lt;iostream&gt;</text:p>
      <text:p text:style-name="P15">#include &lt;omg/orb.hh&gt;</text:p>
      <text:p text:style-name="P15">#include &lt;it_ts/thread.h&gt;</text:p>
      <text:p text:style-name="P15">#include &lt;it_ts/termination_handler.h&gt;</text:p>
      <text:p text:style-name="P15"/>
      <text:p text:style-name="P15">#include &lt;openbus.h&gt;</text:p>
      <text:p text:style-name="P15">#include &lt;scs/core/ComponentBuilderOrbix.h&gt;</text:p>
      <text:p text:style-name="P15"/>
      <text:p text:style-name="P15">#include "stubs/helloS.hh"</text:p>
      <text:p text:style-name="P15"/>
      <text:p text:style-name="P15">using namespace std;</text:p>
      <text:p text:style-name="P15"/>
      <text:p text:style-name="P15">IT_USING_NAMESPACE_STD</text:p>
      <text:p text:style-name="P15"/>
      <text:p text:style-name="P15">openbus::Openbus* bus;</text:p>
      <text:p text:style-name="P15">openbus::services::RegistryService* registryService;</text:p>
      <text:p text:style-name="P15">char* registryId;</text:p>
      <text:p text:style-name="P15"/>
      <text:p text:style-name="P15">class HelloImpl : virtual public POA_Hello {</text:p>
      <text:p text:style-name="P15"><text:s text:c="2"/>private:</text:p>
      <text:p text:style-name="P15"><text:s text:c="4"/>scs::core::ComponentContext* componentContext;</text:p>
      <text:p text:style-name="P15"><text:s text:c="4"/>HelloImpl(scs::core::ComponentContext* componentContext) {</text:p>
      <text:p text:style-name="P15"><text:s text:c="6"/>this-&gt;componentContext = componentContext;</text:p>
      <text:p text:style-name="P15"><text:s text:c="4"/>}</text:p>
      <text:p text:style-name="P15"><text:s text:c="2"/>public:</text:p>
      <text:p text:style-name="P15"><text:s text:c="4"/>static void* instantiate(scs::core::ComponentContext* componentContext) {</text:p>
      <text:p text:style-name="P15"><text:s text:c="6"/>return (void*) new HelloImpl(componentContext);</text:p>
      <text:p text:style-name="P15"><text:s text:c="4"/>}</text:p>
      <text:p text:style-name="P15"><text:s text:c="4"/>void sayHello() IT_THROW_DECL((CORBA::SystemException)) {</text:p>
      <text:p text:style-name="P15"><text:s text:c="6"/>cout &lt;&lt; endl &lt;&lt; "Servant diz: HELLO!" &lt;&lt; endl;</text:p>
      <text:p text:style-name="P15"><text:s text:c="6"/>openbus::Credential_var credential = bus-&gt;getCredentialIntercepted();</text:p>
      <text:p text:style-name="P15"><text:s text:c="6"/>cout &lt;&lt; "Usuario OpenBus que fez a chamada: " &lt;&lt; </text:p>
      <text:p text:style-name="P15"><text:s text:c="8"/>credential-&gt;owner.in() &lt;&lt; endl;</text:p>
      <text:p text:style-name="P15"><text:s text:c="4"/>};</text:p>
      <text:p text:style-name="P15">};</text:p>
      <text:p text:style-name="P15"/>
      <text:p text:style-name="P15">static void myTerminationHandler(long signal) {</text:p>
      <text:p text:style-name="P15"><text:s text:c="2"/>registryService-&gt;unregister(registryId);</text:p>
      <text:p text:style-name="P15"><text:s text:c="2"/>openbus::Openbus::terminationHandlerCallback(signal)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int main(int argc, char* argv[]) {</text:p>
      <text:p text:style-name="P15"><text:s text:c="2"/>IT_TerminationHandler termination_handler(myTerminationHandler);</text:p>
      <text:p text:style-name="P15"/>
      <text:p text:style-name="P15"><text:s text:c="2"/>bus = new openbus::Openbus(argc, argv);</text:p>
      <text:p text:style-name="P15"/>
      <text:p text:style-name="P15">/* Se o usuário desejar criar o seu próprio ORB/POA:</text:p>
      <text:p text:style-name="P15">* <text:s/>CORBA::ORB* orb = CORBA::ORB_init(argc, argv);</text:p>
      <text:p text:style-name="P15">* <text:s/>CORBA::Object_var poa_obj = orb-&gt;resolve_initial_references("RootPOA");</text:p>
      <text:p text:style-name="P15">* <text:s/>PortableServer::POA* poa = PortableServer::POA::_narrow(poa_obj);</text:p>
      <text:p text:style-name="P15">* <text:s/>PortableServer::POAManager_var poa_manager = poa-&gt;the_POAManager();</text:p>
      <text:p text:style-name="P15">* <text:s/>poa_manager-&gt;activate();</text:p>
      <text:p text:style-name="P15">*</text:p>
      <text:p text:style-name="P15">* <text:s/>bus-&gt;init(orb, poa);</text:p>
      <text:p text:style-name="P15">*/</text:p>
      <text:p text:style-name="P15"><text:s text:c="2"/>bus-&gt;init();</text:p>
      <text:p text:style-name="P15"/>
      <text:p text:style-name="P15">/* Conexão com o barramento. */</text:p>
      <text:p text:style-name="P15"><text:s text:c="2"/>try {</text:p>
      <text:p text:style-name="P15"><text:s text:c="4"/>registryService = bus-&gt;connect("tester", "tester");</text:p>
      <text:p text:style-name="P15"><text:s text:c="2"/>} catch (openbus::COMMUNICATION_FAILURE&amp; e) {</text:p>
      <text:p text:style-name="P15"><text:s text:c="4"/>cout &lt;&lt; "** Não foi possível se conectar ao barramento. **" &lt;&lt; endl \</text:p>
      <text:p text:style-name="P15"><text:s text:c="9"/>&lt;&lt; "* Falha na comunicação. *" &lt;&lt; endl;</text:p>
      <text:p text:style-name="P15"><text:s text:c="4"/>exit(-1);</text:p>
      <text:p text:style-name="P15"><text:s text:c="2"/>} catch (openbus::LOGIN_FAILURE&amp; e) {</text:p>
      <text:p text:style-name="P15"><text:s text:c="4"/>cout &lt;&lt; "** Não foi possível se conectar ao barramento. **" &lt;&lt; endl \</text:p>
      <text:p text:style-name="P15"><text:s text:c="9"/>&lt;&lt; "* Par usuário/senha inválido. *" &lt;&lt; endl;</text:p>
      <text:p text:style-name="P15"><text:s text:c="4"/>exit(-1);</text:p>
      <text:p text:style-name="P15"><text:s text:c="2"/>}</text:p>
      <text:p text:style-name="P15"/>
      <text:p text:style-name="P15">/* Fábrica de componentes */</text:p>
      <text:p text:style-name="P15"><text:s text:c="2"/>scs::core::ComponentBuilder* componentBuilder = bus-&gt;getComponentBuilder();</text:p>
      <text:p text:style-name="P15"/>
      <text:p text:style-name="P15">/* Definição do componente. */</text:p>
      <text:p text:style-name="P15"><text:s text:c="2"/>scs::core::ComponentId componentId;</text:p>
      <text:p text:style-name="P15"><text:s text:c="2"/>componentId.name = "HelloComponent";</text:p>
      <text:p text:style-name="P15"><text:s text:c="2"/>componentId.major_version = '1';</text:p>
      <text:p text:style-name="P15"><text:s text:c="2"/>componentId.minor_version = '0';</text:p>
      <text:p text:style-name="P15"><text:s text:c="2"/>componentId.patch_version = '0';</text:p>
      <text:p text:style-name="P15"><text:s text:c="2"/>componentId.platform_spec = "none";</text:p>
      <text:p text:style-name="P15"/>
      <text:p text:style-name="P15">/* Descrição das facetas. */</text:p>
      <text:p text:style-name="P15"><text:s text:c="2"/>std::list&lt;scs::core::ExtendedFacetDescription&gt; extFacets;</text:p>
      <text:p text:style-name="P15"><text:s text:c="2"/>scs::core::ExtendedFacetDescription helloDesc;</text:p>
      <text:p text:style-name="P15"><text:s text:c="2"/>helloDesc.name = "IHello";</text:p>
      <text:p text:style-name="P15"><text:s text:c="2"/>helloDesc.interface_name = "IDL:Hello:1.0";</text:p>
      <text:p text:style-name="P15"><text:s text:c="2"/>helloDesc.instantiator = HelloImpl::instantiate;</text:p>
      <text:p text:style-name="P15"><text:s text:c="2"/>extFacets.push_back(helloDesc);</text:p>
      <text:p text:style-name="P15"><text:s text:c="2"/>scs::core::ComponentContext* componentContext = </text:p>
      <text:p text:style-name="P15"><text:s text:c="4"/>componentBuilder-&gt;newFullComponent(extFacets, componentId);</text:p>
      <text:p text:style-name="P15"/>
      <text:p text:style-name="P15">/* Definição de uma lista de propriedades que caracteriza o serviço de interesse.</text:p>
      <text:list xml:id="list1948536171" text:style-name="L8">
        <text:list-header>
          <text:p text:style-name="P40">O trabalho de criação da lista e facilitado pelo uso da classe PropertyListHelper.</text:p>
        </text:list-header>
      </text:list>
      <text:p text:style-name="P15">*/</text:p>
      <text:p text:style-name="P15"><text:s text:c="2"/>openbus::services::PropertyListHelper* propertyListHelper = </text:p>
      <text:p text:style-name="P15"><text:s text:c="4"/>new openbus::services::PropertyListHelper();</text:p>
      <text:p text:style-name="P15"><text:s text:c="2"/>propertyListHelper-&gt;add("facet", "IHello");</text:p>
      <text:p text:style-name="P15"><text:soft-page-break/></text:p>
      <text:p text:style-name="P15"/>
      <text:p text:style-name="P15">/* Criação de uma *oferta de serviço*. */</text:p>
      <text:p text:style-name="P15"><text:s text:c="2"/>openbus::services::ServiceOffer serviceOffer;</text:p>
      <text:p text:style-name="P15"><text:s text:c="2"/>serviceOffer.properties = propertyListHelper-&gt;getPropertyList();</text:p>
      <text:p text:style-name="P15"><text:s text:c="2"/>serviceOffer.member = componentContext-&gt;getIComponent();</text:p>
      <text:p text:style-name="P15">/* Registro do serviço no barramento. */</text:p>
      <text:p text:style-name="P15"><text:s text:c="2"/>registryService-&gt;Register(serviceOffer, registryId);</text:p>
      <text:p text:style-name="P15"><text:s text:c="2"/>cout &lt;&lt; "\n\nServiço HELLO registrado no OpenBus..." &lt;&lt; endl;</text:p>
      <text:p text:style-name="P15"/>
      <text:p text:style-name="P15"><text:s text:c="2"/>bus-&gt;run();</text:p>
      <text:p text:style-name="P15"/>
      <text:p text:style-name="P15"><text:s text:c="2"/>return 0;</text:p>
      <text:p text:style-name="P15">}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<text:span text:style-name="T17">2.2.5. Código cliente</text:span></text:p>
      <text:p text:style-name="P15">/*</text:p>
      <text:p text:style-name="P15">** OpenBus Demo - Orbix 6.3</text:p>
      <text:p text:style-name="P15">** client.cpp</text:p>
      <text:p text:style-name="P15">*/</text:p>
      <text:p text:style-name="P15"/>
      <text:p text:style-name="P15">#include &lt;fstream&gt;</text:p>
      <text:p text:style-name="P15">#include &lt;iostream&gt;</text:p>
      <text:p text:style-name="P15"/>
      <text:p text:style-name="P15">#include "stubs/hello.hh"</text:p>
      <text:p text:style-name="P15">#include &lt;openbus.h&gt;</text:p>
      <text:p text:style-name="P15"/>
      <text:p text:style-name="P15">using namespace std;</text:p>
      <text:p text:style-name="P15"/>
      <text:p text:style-name="P15">int main(int argc, char* argv[]) {</text:p>
      <text:p text:style-name="P15"><text:s text:c="2"/>openbus::Openbus* bus;</text:p>
      <text:p text:style-name="P15"><text:s text:c="2"/>openbus::services::RegistryService* registryService;</text:p>
      <text:p text:style-name="P15"/>
      <text:p text:style-name="P15"><text:s text:c="2"/>bus = new openbus::Openbus(argc, argv);</text:p>
      <text:p text:style-name="P15"/>
      <text:p text:style-name="P15">/* Se o usuário desejar criar o seu próprio ORB/POA:</text:p>
      <text:p text:style-name="P15">* <text:s/>CORBA::ORB* orb = CORBA::ORB_init(argc, argv);</text:p>
      <text:p text:style-name="P15">* <text:s/>CORBA::Object_var poa_obj = orb-&gt;resolve_initial_references("RootPOA");</text:p>
      <text:p text:style-name="P15">* <text:s/>PortableServer::POA* poa = PortableServer::POA::_narrow(poa_obj);</text:p>
      <text:p text:style-name="P15">* <text:s/>PortableServer::POAManager_var poa_manager = poa-&gt;the_POAManager();</text:p>
      <text:p text:style-name="P15">* <text:s/>poa_manager-&gt;activate();</text:p>
      <text:p text:style-name="P15">*</text:p>
      <text:p text:style-name="P15">* <text:s/>bus-&gt;init(orb, poa);</text:p>
      <text:p text:style-name="P15">*/</text:p>
      <text:p text:style-name="P15"><text:s text:c="2"/>bus-&gt;init();</text:p>
      <text:p text:style-name="P15"/>
      <text:p text:style-name="P15">/* Conexão com o barramento. */</text:p>
      <text:p text:style-name="P15"><text:s text:c="2"/>try {</text:p>
      <text:p text:style-name="P15"><text:s text:c="4"/>registryService = bus-&gt;connect("tester", "tester");</text:p>
      <text:p text:style-name="P15"><text:s text:c="2"/>} catch (openbus::COMMUNICATION_FAILURE&amp; e) {</text:p>
      <text:p text:style-name="P15"><text:s text:c="4"/>cout &lt;&lt; "** Nao foi possivel se conectar ao barramento. **" &lt;&lt; endl \</text:p>
      <text:p text:style-name="P15"><text:s text:c="9"/>&lt;&lt; "* Falha na comunicacao. *" &lt;&lt; endl;</text:p>
      <text:p text:style-name="P15"><text:s text:c="4"/>exit(-1);</text:p>
      <text:p text:style-name="P15"><text:s text:c="2"/>} catch (openbus::LOGIN_FAILURE&amp; e) {</text:p>
      <text:p text:style-name="P15"><text:s text:c="4"/>cout &lt;&lt; "** Nao foi possivel se conectar ao barramento. **" &lt;&lt; endl \</text:p>
      <text:p text:style-name="P15"><text:s text:c="9"/>&lt;&lt; "* Par usuario/senha inválido. *" &lt;&lt; endl;</text:p>
      <text:p text:style-name="P15"><text:s text:c="4"/>exit(-1);</text:p>
      <text:p text:style-name="P15"><text:s text:c="2"/>}</text:p>
      <text:p text:style-name="P15"/>
      <text:p text:style-name="P15">/* Define uma lista de propriedades que caracteriza o serviço de interesse.</text:p>
      <text:p text:style-name="P15">* <text:s/>O trabalho de criação da lista é facilitado pelo uso da classe PropertyListHelper.</text:p>
      <text:p text:style-name="P15">*/</text:p>
      <text:p text:style-name="P15"><text:s text:c="2"/>openbus::services::PropertyListHelper* propertiesHelper = </text:p>
      <text:p text:style-name="P15"><text:s text:c="4"/>new openbus::services::PropertyListHelper();</text:p>
      <text:p text:style-name="P15"><text:s text:c="2"/>propertiesHelper-&gt;add("facet", "IHello");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/* Busca no barramento o serviço desejado.</text:p>
      <text:p text:style-name="P15">* <text:s/>Uma lista de *ofertas de serviço* é retornada para o usuário.</text:p>
      <text:p text:style-name="P15">* <text:s/>OBS.: Neste demo somente há uma oferta de serviço.</text:p>
      <text:p text:style-name="P15">*/</text:p>
      <text:p text:style-name="P15"><text:s text:c="2"/>openbus::services::ServiceOfferList_var serviceOfferList = </text:p>
      <text:p text:style-name="P15"><text:s text:c="4"/>registryService-&gt;find(propertiesHelper-&gt;getPropertyList());</text:p>
      <text:p text:style-name="P15"/>
      <text:p text:style-name="P15"><text:s text:c="2"/>CORBA::ULong idx = 0;</text:p>
      <text:p text:style-name="P15"><text:s text:c="2"/>openbus::services::ServiceOffer serviceOffer = serviceOfferList[idx];</text:p>
      <text:p text:style-name="P15"/>
      <text:p text:style-name="P15"><text:s text:c="2"/>scs::core::IComponent* component = serviceOffer.member;</text:p>
      <text:p text:style-name="P15"><text:s text:c="2"/>CORBA::Object* obj = component-&gt;getFacet("IDL:Hello:1.0");</text:p>
      <text:p text:style-name="P15"><text:s text:c="2"/>Hello* hello = Hello::_narrow(obj);</text:p>
      <text:p text:style-name="P15"><text:s text:c="2"/>hello-&gt;sayHello();</text:p>
      <text:p text:style-name="P15"/>
      <text:p text:style-name="P15"><text:s text:c="2"/>bus-&gt;disconnect();</text:p>
      <text:p text:style-name="P15"/>
      <text:p text:style-name="P15"><text:s text:c="2"/>return 0;</text:p>
      <text:p text:style-name="P1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9-01-08T19:33:08</meta:creation-date>
    <dc:date>2009-05-07T23:09:54</dc:date>
    <meta:editing-cycles>241</meta:editing-cycles>
    <meta:editing-duration>PT33H05M29S</meta:editing-duration>
    <meta:document-statistic meta:table-count="0" meta:image-count="0" meta:object-count="0" meta:page-count="14" meta:paragraph-count="367" meta:word-count="2478" meta:character-count="20182"/>
    <meta:user-defined meta:name="Info 1"/>
    <meta:user-defined meta:name="Info 2"/>
    <meta:user-defined meta:name="Info 3"/>
    <meta:user-defined meta:name="Info 4"/>
  </office:meta>
</office:document-meta>
</file>